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4pt" style:font-size-asian="14pt" style:font-size-complex="14pt"/>
    </style:style>
    <style:style style:name="P2" style:parent-style-name="Normal" style:family="paragraph">
      <style:text-properties fo:font-size="12pt" style:font-size-asian="12pt" style:font-size-complex="12pt"/>
    </style:style>
    <style:style style:name="P3" style:parent-style-name="Normal" style:family="paragraph">
      <style:text-properties fo:font-weight="bold" style:font-weight-asian="bold" fo:font-size="14pt" style:font-size-asian="14pt" style:font-size-complex="14pt"/>
    </style:style>
    <style:style style:name="P4" style:parent-style-name="Normal" style:family="paragraph">
      <style:text-properties fo:font-size="12pt" style:font-size-asian="12pt" style:font-size-complex="12pt"/>
    </style:style>
    <style:style style:name="P5" style:parent-style-name="Normal" style:family="paragraph">
      <style:text-properties fo:font-weight="bold" style:font-weight-asian="bold" fo:font-size="14pt" style:font-size-asian="14pt" style:font-size-complex="14pt"/>
    </style:style>
    <style:style style:name="T6" style:parent-style-name="Standardskrifttypeiafsnit" style:family="text">
      <style:text-properties fo:font-size="12pt" style:font-size-asian="12pt" style:font-size-complex="12pt"/>
    </style:style>
    <style:style style:name="T7" style:parent-style-name="Standardskrifttypeiafsnit" style:family="text">
      <style:text-properties fo:font-size="12pt" style:font-size-asian="12pt" style:font-size-complex="12pt"/>
    </style:style>
    <style:style style:name="T8" style:parent-style-name="Standardskrifttypeiafsnit" style:family="text">
      <style:text-properties fo:font-size="12pt" style:font-size-asian="12pt" style:font-size-complex="12pt"/>
    </style:style>
  </office:automatic-styles>
  <office:body>
    <office:text text:use-soft-page-breaks="true">
      <text:p text:style-name="P1">Problem Domain</text:p>
      <text:p text:style-name="P2">En overskuelig hjemmeside som tilbyder aktiviteter til en lærer fra Holluf Pile skole for at behjælpe deres underisning. Hjemmesiden skal være nem at bruge for teknologiske hæmmede brugere, men stadigvæk være brugbar for mere teknologiske kendte brugere.</text:p>
      <text:p text:style-name="P3">User Group</text:p>
      <text:p text:style-name="P4">Vi bliver tilbudt 4-6 lærere fra Holluf pile med blandet mængde teknologisk erfaring.<text:s/>Den forventede brugergruppe er de forventede fremtidige brugere af projektets produkt. Stor fokus er blevet lagt på at bruger gruppen skal være lærere som ikke nødvendigvis ville benytte sig af teknologi som værktøj af egen vilje.</text:p>
      <text:p text:style-name="P5">Methods</text:p>
      <text:p text:style-name="Normal"><text:span text:style-name="T6">På grund af den begrænsede mængde brugere at kunne undersøge, vil vi benytte os af kvalitative undersøgelser. Møder med opgavegiverne bliver holdt i ca. 2 ugers intervaller for at finde ud af og bekræfte<text:s/></text:span><text:span text:style-name="T7">opgave</text:span><text:span text:style-name="T8">krav.</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bastian Flensted</meta:initial-creator>
    <dc:creator>Sebastian Flensted</dc:creator>
    <meta:creation-date>2018-03-19T11:51:00Z</meta:creation-date>
    <dc:date>2018-03-19T12:04:00Z</dc:date>
    <meta:template xlink:href="Normal" xlink:type="simple"/>
    <meta:editing-cycles>1</meta:editing-cycles>
    <meta:editing-duration>PT780S</meta:editing-duration>
    <meta:document-statistic meta:page-count="1" meta:paragraph-count="1" meta:word-count="115" meta:character-count="821" meta:row-count="5" meta:non-whitespace-character-count="707"/>
  </office:meta>
</office:document-meta>
</file>